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2" svg:font-family="Tahoma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alibri" fo:font-size="10pt" style:font-size-asian="10pt" style:font-name-complex="Calibri1" style:font-size-complex="10pt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List_20_Paragraph" style:list-style-name="L1">
      <style:paragraph-properties fo:margin-left="0.635cm" fo:margin-right="0cm" fo:text-indent="0cm" style:auto-text-indent="false"/>
    </style:style>
    <style:style style:name="P4" style:family="paragraph" style:parent-style-name="List_20_Paragraph">
      <style:paragraph-properties fo:margin-left="0cm" fo:margin-right="0cm" fo:text-indent="0cm" style:auto-text-indent="false"/>
    </style:style>
    <style:style style:name="T1" style:family="text">
      <style:text-properties fo:color="#000000" style:font-name="Calibri" fo:font-size="10pt" style:font-size-asian="10pt" style:font-name-complex="Calibri1" style:font-size-complex="10pt"/>
    </style:style>
    <style:style style:name="T2" style:family="text">
      <style:text-properties fo:color="#000000" style:font-name="Calibri" fo:font-size="10pt" style:text-underline-style="solid" style:text-underline-width="auto" style:text-underline-color="font-color" style:font-size-asian="10pt" style:font-name-complex="Calibri1" style:font-size-complex="10pt"/>
    </style:style>
    <style:style style:name="T3" style:family="text">
      <style:text-properties fo:color="#000000" style:font-name="Calibri" fo:font-size="10pt" fo:font-style="italic" style:font-size-asian="10pt" style:font-style-asian="italic" style:font-name-complex="Calibri1" style:font-size-complex="10pt" style:font-style-complex="italic"/>
    </style:style>
    <style:style style:name="T4" style:family="text">
      <style:text-properties fo:color="#000000" style:font-name="Calibri" fo:font-size="10pt" fo:language="en" fo:country="US" style:font-size-asian="10pt" style:font-name-complex="Calibri1" style:font-size-complex="10pt"/>
    </style:style>
    <style:style style:name="T5" style:family="text">
      <style:text-properties fo:color="#000000" style:font-name="Calibri" fo:font-size="10pt" fo:language="en" fo:country="US" fo:font-style="italic" style:font-size-asian="10pt" style:font-style-asian="italic" style:font-name-complex="Calibri1" style:font-size-complex="10pt"/>
    </style:style>
    <style:style style:name="T6" style:family="text">
      <style:text-properties fo:color="#000000" style:font-name="Calibri" fo:font-size="10pt" fo:font-weight="bold" style:font-size-asian="10pt" style:font-weight-asian="bold" style:font-name-complex="Calibri1" style:font-size-complex="10pt" style:font-weight-complex="bold"/>
    </style:style>
    <style:style style:name="T7" style:family="text">
      <style:text-properties fo:color="#000000" style:text-position="super 58%" style:font-name="Calibri" fo:font-size="10pt" style:font-size-asian="10pt" style:font-name-complex="Calibri1" style:font-size-complex="10pt"/>
    </style:style>
    <style:style style:name="T8" style:family="text">
      <style:text-properties fo:color="#000000" style:text-position="super 58%" style:font-name="Calibri" fo:font-size="10pt" style:text-underline-style="solid" style:text-underline-width="auto" style:text-underline-color="font-color" style:font-size-asian="10pt" style:font-name-complex="Calibri1" style:font-size-complex="10pt"/>
    </style:style>
    <style:style style:name="T9" style:family="text">
      <style:text-properties fo:color="#000000" style:text-position="super 58%" style:font-name="Calibri" fo:font-size="10pt" fo:font-weight="bold" style:font-size-asian="10pt" style:font-weight-asian="bold" style:font-name-complex="Calibri1" style:font-size-complex="10pt" style:font-weight-complex="bold"/>
    </style:style>
    <style:style style:name="T10" style:family="text">
      <style:text-properties style:font-name="Calibri" fo:font-size="10pt" fo:language="en" fo:country="US" style:text-underline-style="solid" style:text-underline-width="auto" style:text-underline-color="font-color" style:font-size-asian="10pt" style:font-name-complex="Calibri1" style:font-size-complex="10pt"/>
    </style:style>
    <style:style style:name="T11" style:family="text">
      <style:text-properties style:font-name="Calibri" fo:font-size="10pt" fo:language="en" fo:country="US" style:font-size-asian="10pt" style:font-name-complex="Calibri1" style:font-size-complex="10pt"/>
    </style:style>
    <style:style style:name="T12" style:family="text">
      <style:text-properties style:font-name="Calibri" fo:font-size="10pt" fo:language="en" fo:country="US" fo:font-style="italic" style:font-size-asian="10pt" style:font-style-asian="italic" style:font-name-complex="Calibri1" style:font-size-complex="10pt" style:font-style-complex="italic"/>
    </style:style>
    <style:style style:name="T13" style:family="text">
      <style:text-properties style:font-name="Calibri" fo:font-size="10pt" style:font-size-asian="10pt" style:font-name-complex="Calibri1" style:font-size-complex="10pt"/>
    </style:style>
    <style:style style:name="T14" style:family="text">
      <style:text-properties style:font-name="Calibri" fo:font-size="10pt" fo:font-style="italic" style:font-size-asian="10pt" style:font-style-asian="italic" style:font-name-complex="Calibri1" style:font-size-complex="10pt" style:font-style-complex="italic"/>
    </style:style>
    <style:style style:name="T15" style:family="text">
      <style:text-properties style:font-name="Calibri" fo:font-size="10pt" fo:font-weight="bold" style:font-size-asian="10pt" style:font-weight-asian="bold" style:font-name-complex="Calibri1" style:font-size-complex="10pt" style:font-weight-complex="bold"/>
    </style:style>
    <text:list-style style:name="L1">
      <text:list-level-style-number text:level="1" text:style-name="ListLabel_20_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Dear all,</text:span></text:p>
      <text:p text:style-name="P1"/>
      <text:p text:style-name="Standard"><text:span text:style-name="T1">We are proposing a scheme for preparation work and a schedule for the Imaginaries Workshop 2 on the 18</text:span><text:span text:style-name="T7">th</text:span><text:span text:style-name="T1"> and 19</text:span><text:span text:style-name="T7">th</text:span><text:span text:style-name="T1"> March. <text:s/>To that end, we are attaching the submissions received from all the participants in the Workshop.</text:span></text:p>
      <text:p text:style-name="P1"/>
      <text:p text:style-name="Standard"><text:span text:style-name="T1">We have chosen two pieces from each of the submitted bibliographies that we are asking </text:span><text:span text:style-name="T2">all participants to read and be prepared to discuss</text:span><text:span text:style-name="T1"> at the Workshop. <text:s/>The readings are listed below. <text:s text:c="2"/>We would ask the nominators to render these texts </text:span><text:span text:style-name="T2">into scanned pdfs and to circulate these to all participants by Tuesday 9</text:span><text:span text:style-name="T8">th</text:span><text:span text:style-name="T2"> March</text:span><text:span text:style-name="T1">. <text:s text:c="2"/>In addition, we are asking </text:span><text:span text:style-name="T2">everyone to read</text:span><text:span text:style-name="T1">: <text:s/>Stefan Helmreich, ‘Species of Biocapital’, </text:span><text:span text:style-name="T3">Science as Culture</text:span><text:span text:style-name="T1"> 17(4): 463-78 which we proposed as a sort of template for the kind of piece we might aim to produce. </text:span></text:p>
      <text:p text:style-name="Standard"><text:span text:style-name="T1">Those who have ‘nominated’ these readings are asked to open and lead the discussions of them. <text:s text:c="2"/>(Of course, everyone is encouraged to read as much of the rest of the listed readings as possible, as well.) </text:span></text:p>
      <text:p text:style-name="P1"/>
      <text:p text:style-name="Standard"><text:span text:style-name="T1">Finally, we ask that you come with </text:span><text:span text:style-name="T2">your preliminary ideas of how we might do the mapping of the field of imaginaries</text:span><text:span text:style-name="T1"> which is at the core of this project. </text:span></text:p>
      <text:p text:style-name="P1"/>
      <text:p text:style-name="Standard"><text:span text:style-name="T1">We look forward to receiving your pdfs and to the workshop!</text:span></text:p>
      <text:p text:style-name="P1"/>
      <text:p text:style-name="Standard"><text:span text:style-name="T1">With best wishes,</text:span></text:p>
      <text:p text:style-name="Standard"><text:span text:style-name="T1">Joan and Maureen</text:span></text:p>
      <text:p text:style-name="P1"/>
      <text:p text:style-name="P1"/>
      <text:p text:style-name="Standard"><text:span text:style-name="T2">Readings</text:span><text:span text:style-name="T1">: </text:span></text:p>
      <text:p text:style-name="P1"/>
      <text:list xml:id="list34447713" text:style-name="L1">
        <text:list-item>
          <text:p text:style-name="P3"><text:span text:style-name="T10">Michael Arribas-Ayllon</text:span></text:p>
        </text:list-item>
      </text:list>
      <text:p text:style-name="P4"><text:span text:style-name="T11">Fortun, M. (2007) </text:span><text:span text:style-name="T12">Promising genomics: Iceland and DECODE genetics in a world of speculation</text:span><text:span text:style-name="T11">. Berkeley: University of California Press. <text:s/></text:span><text:span text:style-name="T13">Intro and ch.1. </text:span></text:p>
      <text:p text:style-name="P4"><text:span text:style-name="T4">Massumi, B. (2002) </text:span><text:span text:style-name="T5">Parables for the virtual: Movement, affect, sensation</text:span><text:span text:style-name="T4">. Durham: Duke University Press. <text:s/>Exact extract to be advised by Michael.</text:span></text:p>
      <text:p text:style-name="P1"/>
      <text:list xml:id="list34512966" text:continue-numbering="true" text:style-name="L1">
        <text:list-item>
          <text:p text:style-name="P3"><text:span text:style-name="T2">Joan Haran </text:span></text:p>
        </text:list-item>
      </text:list>
      <text:p text:style-name="P4"><text:span text:style-name="T1">Gibson, W. 1994 ‘The Gernsback Continuum’ in Sterling, B. (ed) </text:span><text:span text:style-name="T3">Mirrorshades: The Cyberpunk Anthology</text:span><text:span text:style-name="T1">, London: Harper Collins</text:span></text:p>
      <text:p text:style-name="P4"><text:span text:style-name="T13">Marcus, G.E. <text:s/>1995 </text:span><text:span text:style-name="T14">Technoscientific Imaginaries</text:span><text:span text:style-name="T13"> Chicago: Chicago University Press, Intro</text:span></text:p>
      <text:p text:style-name="P1"/>
      <text:p text:style-name="Standard"><text:span text:style-name="T1">(3) <text:s/></text:span><text:span text:style-name="T2">Adrian Mackenzie</text:span></text:p>
      <text:p text:style-name="Standard"><text:span text:style-name="T1">Lee, Benjamin &amp; Edward LiPuma (2002) 'Cultures of Circulation: The Imaginations of Modernity', </text:span><text:span text:style-name="T3">Public Culture</text:span><text:span text:style-name="T1"> 14(1):191-213.</text:span></text:p>
      <text:p text:style-name="Standard"><text:span text:style-name="T1">Strathern, Marilyn (2006) 'Imagined collectivities and multiple authorship', in R.A. Ghosh (ed) (Cambridge, MA: MIT): 13-28.</text:span></text:p>
      <text:p text:style-name="P1"/>
      <text:p text:style-name="Standard"><text:span text:style-name="T1">(4) <text:s/></text:span><text:span text:style-name="T2">Maureen McNeil</text:span></text:p>
      <text:p text:style-name="Standard"><text:span text:style-name="T13">Anderson, B. (1983) </text:span><text:span text:style-name="T14">Imagined Communities: reflections on the origin and spread of nationalism</text:span><text:span text:style-name="T13">, London: Verso. </text:span></text:p>
      <text:p text:style-name="Standard"><text:span text:style-name="T1">Intro and ch. 3.</text:span></text:p>
      <text:p text:style-name="Standard"><text:span text:style-name="T13">Haraway, D. (1996) </text:span><text:span text:style-name="T14">Modest Witness@Second Millenium. FemaleMan Meets OncoMouse™: <text:s/>Feminism and Technoscience</text:span><text:span text:style-name="T13">, New York and London: Routledge. <text:s/></text:span><text:span text:style-name="T1"><text:s/>ch.4</text:span></text:p>
      <text:p text:style-name="P1"/>
      <text:p text:style-name="Standard"><text:span text:style-name="T1">(5) <text:s/></text:span><text:span text:style-name="T2">Larry Reynolds</text:span></text:p>
      <text:p text:style-name="Standard"><text:span text:style-name="T1">Nik Brown &amp; Mike Michael 2002 ‘A Sociology of Expectations: Retrospecting Prospects and Prospecting <text:s/>Retrospects’. </text:span><text:span text:style-name="T3">Technology Analysis and Strategic Management</text:span><text:span text:style-name="T1">, 2002.</text:span></text:p>
      <text:p text:style-name="Standard"><text:span text:style-name="T1">Mike Fortun. 2005.</text:span><text:span text:style-name="T4"> ‘For an ethics of promising, or: a few kind words about James Watson’ </text:span><text:span text:style-name="T3">New Genetics and Society</text:span><text:span text:style-name="T1">, Volume 24, Issue 2 August 2005 , pages 157 – 174</text:span></text:p>
      <text:p text:style-name="P1"/>
      <text:p text:style-name="Standard"><text:span text:style-name="T1">(6) <text:s/></text:span><text:span text:style-name="T2">Richard <text:s/>Tutton</text:span></text:p>
      <text:p text:style-name="Standard"><text:soft-page-break/><text:span text:style-name="T13">Brown, N., B. Rappert, et al. (2000). ‘Introducing contested futures: from looking into the future to looking at the future’. </text:span><text:span text:style-name="T14">Contested Futures: A Sociology of Prospective Technoscience</text:span><text:span text:style-name="T13">. N. Brown, B. Rappert and A. Webster. London, Ashgate</text:span><text:span text:style-name="T15">: </text:span><text:span text:style-name="T13">3-20.</text:span></text:p>
      <text:p text:style-name="Standard"><text:span text:style-name="T13">Michael, M. (2003). ‘Futures of the present: from perfomativity to prehension’. </text:span><text:span text:style-name="T14">Contested Futures; A Sociology of Prospective Technoscience.</text:span><text:span text:style-name="T13"> N. Brown, B. Rappert and A. Webster. London, Ashgate.</text:span></text:p>
      <text:p text:style-name="P1"/>
      <text:p text:style-name="Standard"><text:span text:style-name="T6">The proposed schedule for the workshop is:</text:span></text:p>
      <text:p text:style-name="P1"/>
      <text:p text:style-name="Standard"><text:span text:style-name="T6">Thursday, 18</text:span><text:span text:style-name="T9">th</text:span><text:span text:style-name="T6"> March, Bowland Main B61</text:span></text:p>
      <text:p text:style-name="P1"/>
      <text:p text:style-name="Standard"><text:span text:style-name="T1">11- 12:15: <text:s text:c="2"/>Opening, including discussion of Helmreich piece as template for the project. <text:s/></text:span></text:p>
      <text:p text:style-name="P1"/>
      <text:p text:style-name="Standard"><text:span text:style-name="T1"><text:s/>12:15 – LUNCH (Sociology Department Mixing Bay)</text:span></text:p>
      <text:p text:style-name="P1"/>
      <text:p text:style-name="Standard"><text:span text:style-name="T1">1-2:30 Cross site seminar</text:span></text:p>
      <text:p text:style-name="Standard"><text:span text:style-name="T1"><text:s/></text:span></text:p>
      <text:p text:style-name="Standard"><text:span text:style-name="T1">2:45- <text:s text:c="3"/>Readings 1 —Introduced by Michael </text:span></text:p>
      <text:p text:style-name="P1"/>
      <text:p text:style-name="Standard"><text:span text:style-name="T1">3:45 - <text:s text:c="2"/>Tea</text:span></text:p>
      <text:p text:style-name="P1"/>
      <text:p text:style-name="Standard"><text:span text:style-name="T1">4:00 <text:s text:c="2"/>Readings <text:s/>2 – Introduced by Joan</text:span></text:p>
      <text:p text:style-name="P1"/>
      <text:p text:style-name="Standard"><text:span text:style-name="T1">DINNER - <text:s/>7pm in 1725 </text:span></text:p>
      <text:p text:style-name="P1"/>
      <text:p text:style-name="Standard"><text:span text:style-name="T6">Friday, 19</text:span><text:span text:style-name="T9">th</text:span><text:span text:style-name="T6"> March, Bowland North Semiar Room 15 </text:span></text:p>
      <text:p text:style-name="P1"/>
      <text:p text:style-name="Standard"><text:span text:style-name="T1">9:30 – Readings 3- Introduced by Adrian</text:span></text:p>
      <text:p text:style-name="P1"/>
      <text:p text:style-name="Standard"><text:span text:style-name="T1">10:30 – Coffee </text:span></text:p>
      <text:p text:style-name="P1"/>
      <text:p text:style-name="Standard"><text:span text:style-name="T1">10:45- <text:s/>Readings 4 – Introduced by Maureen</text:span></text:p>
      <text:p text:style-name="P1"/>
      <text:p text:style-name="Standard"><text:span text:style-name="T1">11:45 <text:s text:c="2"/>- Readings 5 – Introduced by Larry R.</text:span></text:p>
      <text:p text:style-name="P1"/>
      <text:p text:style-name="Standard"><text:span text:style-name="T1">12:45 LUNCH (Sociology Department Mixing Bay)</text:span></text:p>
      <text:p text:style-name="P1"/>
      <text:p text:style-name="Standard"><text:span text:style-name="T1">1:30 - <text:s/>Readings 6- Introduced by Richard T.</text:span></text:p>
      <text:p text:style-name="P1"/>
      <text:p text:style-name="Standard"><text:span text:style-name="T1">2:30 - <text:s/>3:45 PLANNING <text:s/>for drafting <text:s/></text:span></text:p>
      <text:p text:style-name="P1"/>
      <text:p text:style-name="Standard"><text:span text:style-name="T1">3:45 - 4:15 Tea &amp; <text:s/>FINISH </text:span></text:p>
      <text:p text:style-name="P1"/>
      <text:p text:style-name="P1"/>
      <text:p text:style-name="P1"/>
      <text:p text:style-name="P1"/>
      <text:p text:style-name="P1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2" svg:font-family="Tahoma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GB" style:letter-kerning="true" style:font-size-asian="11pt" style:language-asian="en" style:country-asian="GB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en" fo:country="GB" style:letter-kerning="true" style:font-name-asian="Calibri1" style:font-size-asian="11pt" style:language-asian="en" style:country-asian="GB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style:font-name-asian="Times New Roman1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imes New Roman" fo:font-size="1pt" style:font-size-asian="1pt" style:font-name-complex="Times New Roman1"/>
    </style:style>
    <style:style style:name="ListLabel_20_1" style:display-name="ListLabel 1" style:family="text">
      <style:text-properties style:font-name-complex="Times New Roman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54cm" fo:margin-bottom="2.54cm" fo:margin-left="2.54cm" fo:margin-right="2.54cm" style:writing-mode="lr-tb" style:layout-grid-color="#c0c0c0" style:layout-grid-lines="24619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Dear all,</dc:title>
    <meta:initial-creator>Maureen McNeil</meta:initial-creator>
    <dc:creator>Maureen McNeil</dc:creator>
    <meta:editing-cycles>8</meta:editing-cycles>
    <meta:creation-date>2010-03-02T18:07:00</meta:creation-date>
    <dc:date>2010-03-04T18:53:00</dc:date>
    <meta:editing-duration>PT00H16M00S</meta:editing-duration>
    <meta:generator>OpenOffice.org/3.1$Win32 OpenOffice.org_project/310m11$Build-9399</meta:generator>
    <meta:document-statistic meta:table-count="0" meta:image-count="0" meta:object-count="0" meta:page-count="2" meta:paragraph-count="47" meta:word-count="614" meta:character-count="3845"/>
    <meta:template xlink:type="simple" xlink:actuate="onRequest" xlink:title="Normal" xlink:href=""/>
  </office:meta>
</office:document-meta>
</file>